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0b8" officeooo:paragraph-rsid="0007c0b8"/>
    </style:style>
    <style:style style:name="P2" style:family="paragraph" style:parent-style-name="Standard">
      <style:text-properties officeooo:rsid="0007c0b8" officeooo:paragraph-rsid="0009dafb"/>
    </style:style>
    <style:style style:name="P3" style:family="paragraph" style:parent-style-name="Standard">
      <style:text-properties officeooo:rsid="000903a1" officeooo:paragraph-rsid="000903a1"/>
    </style:style>
    <style:style style:name="P4" style:family="paragraph" style:parent-style-name="Standard">
      <style:text-properties officeooo:rsid="000903a1" officeooo:paragraph-rsid="000af117"/>
    </style:style>
    <style:style style:name="P5" style:family="paragraph" style:parent-style-name="Standard">
      <style:text-properties officeooo:rsid="000940f6" officeooo:paragraph-rsid="0007c0b8"/>
    </style:style>
    <style:style style:name="P6" style:family="paragraph" style:parent-style-name="Standard">
      <style:text-properties officeooo:rsid="000940f6" officeooo:paragraph-rsid="000940f6"/>
    </style:style>
    <style:style style:name="P7" style:family="paragraph" style:parent-style-name="Standard">
      <style:text-properties officeooo:rsid="000940f6" officeooo:paragraph-rsid="000af117"/>
    </style:style>
    <style:style style:name="P8" style:family="paragraph" style:parent-style-name="Standard">
      <style:text-properties officeooo:rsid="0009dafb" officeooo:paragraph-rsid="0009dafb"/>
    </style:style>
    <style:style style:name="P9" style:family="paragraph" style:parent-style-name="Standard">
      <style:text-properties officeooo:rsid="0009dafb" officeooo:paragraph-rsid="000af117"/>
    </style:style>
    <style:style style:name="P10" style:family="paragraph" style:parent-style-name="Standard">
      <style:text-properties officeooo:rsid="000af117" officeooo:paragraph-rsid="000af117"/>
    </style:style>
    <style:style style:name="P11" style:family="paragraph" style:parent-style-name="Standard">
      <style:text-properties officeooo:rsid="000c7073" officeooo:paragraph-rsid="000c7073"/>
    </style:style>
    <style:style style:name="P12" style:family="paragraph" style:parent-style-name="Standard">
      <style:text-properties style:text-underline-style="solid" style:text-underline-width="auto" style:text-underline-color="font-color" officeooo:rsid="0009dafb" officeooo:paragraph-rsid="0009dafb"/>
    </style:style>
    <style:style style:name="T1" style:family="text">
      <style:text-properties officeooo:rsid="0007c0b8"/>
    </style:style>
    <style:style style:name="T2" style:family="text">
      <style:text-properties officeooo:rsid="000903a1"/>
    </style:style>
    <style:style style:name="T3" style:family="text">
      <style:text-properties officeooo:rsid="000940f6"/>
    </style:style>
    <style:style style:name="T4" style:family="text">
      <style:text-properties officeooo:rsid="0009dafb"/>
    </style:style>
    <style:style style:name="T5" style:family="text">
      <style:text-properties officeooo:rsid="000af117"/>
    </style:style>
    <style:style style:name="T6" style:family="text">
      <style:text-properties officeooo:rsid="000b34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DdeLink__218_13342434"/>REQUERIMIENTOS</text:p>
      <text:p text:style-name="P8"/>
      <text:p text:style-name="P12">CALIFICACIONES</text:p>
      <text:p text:style-name="P8"/>
      <text:p text:style-name="P8"><text:tab/><text:span text:style-name="T3">El promedio inicial del jugador arranca en 5</text:span></text:p>
      <text:p text:style-name="P8"><text:tab/><text:span text:style-name="T1">Los Jugadores califican en una nota del 1-10 a sus compañeros con una critica </text:span>una vez se <text:tab/>confirme la finalización del encuentro</text:p>
      <text:p text:style-name="P8"><text:tab/><text:span text:style-name="T1">El sistema promedio las calificaciones del jugador por partido jugado</text:span>s</text:p>
      <text:p text:style-name="P8"/>
      <text:p text:style-name="P10">NOTIFICACIONES</text:p>
      <text:p text:style-name="P7"/>
      <text:p text:style-name="P7"><text:tab/>El sistema manda notificacion por email </text:p>
      <text:p text:style-name="P7"><text:tab/><text:tab/>cuando un jugador se da debaja <text:span text:style-name="T6">indicando si existe el suplente</text:span>, </text:p>
      <text:p text:style-name="P7"><text:tab/><text:tab/>cuando el equipo esta completo,</text:p>
      <text:p text:style-name="P7"><text:tab/><text:tab/>cuando arranca el proceso de inscripcion (partido creado)</text:p>
      <text:p text:style-name="P8"/>
      <text:p text:style-name="P8"><text:bookmark-start text:name="__DdeLink__215_13342434"/>PARTIDOS</text:p>
      <text:p text:style-name="P8"/>
      <text:p text:style-name="P2"><text:tab/>El administrador crea el partido</text:p>
      <text:p text:style-name="P1"><text:tab/>El sistema realiza una lista preliminar con jugadores frecuentes </text:p>
      <text:p text:style-name="P1"><text:tab/>El administrador genera <text:span text:style-name="T4">la formaciones</text:span> los equipos aplicando diferentes algoritmos entre ellos <text:tab/>pares e impares,1°, 4°, 5°, 8° y 9° mientras que en el otro el 2°, 3°, 6°, 7° y 10° y <text:span text:style-name="T4">otros futuros</text:span></text:p>
      <text:p text:style-name="P1"><text:tab/><text:span text:style-name="T4">Ordenar lista de jugadores por algoritmos de promedios de partidos jugados, ultimo partido y <text:tab/>otros futuros</text:span></text:p>
      <text:p text:style-name="P1"><text:tab/><text:span text:style-name="T4">El administrador confirma la asistencia de los jugadores</text:span></text:p>
      <text:p text:style-name="P1"><text:tab/><text:span text:style-name="T4">El administrador gestiona la lista de jugadores moviendo jugadores de equipo, agregando <text:tab/>jugadores</text:span></text:p>
      <text:p text:style-name="P1"><text:tab/><text:span text:style-name="T4">El jugador se da de baja antes del partido indicando un jugador de remplazo, si no lo hace le <text:tab/>genera una infracción</text:span></text:p>
      <text:p text:style-name="P1"><text:tab/><text:span text:style-name="T5">El sistema reemplaza el jugador designado por el jugador que se dio de baja</text:span></text:p>
      <text:p text:style-name="P1"><text:tab/><text:span text:style-name="T4">Un jugador </text:span><text:span text:style-name="T5">ocasional</text:span><text:span text:style-name="T4"> puede suscribirse </text:span><text:span text:style-name="T5">de forma manual </text:span><text:span text:style-name="T4">a la lista de jugadores del partidos</text:span></text:p>
      <text:p text:style-name="P1"><text:tab/><text:span text:style-name="T4">El administrador confirma la finalización del encuentro </text:span><text:bookmark-end text:name="__DdeLink__215_13342434"/></text:p>
      <text:p text:style-name="P1"/>
      <text:p text:style-name="P8">MODOS</text:p>
      <text:p text:style-name="P8"/>
      <text:p text:style-name="P2"><text:tab/>El jugador puede cambiar su modo de suscripción siempre y cuando no este penalizado</text:p>
      <text:p text:style-name="P1"><text:tab/>Existe 2 modos de suscripción Automática jugador frecuente o manual jugador ocasional</text:p>
      <text:p text:style-name="P3"><text:tab/>El modo automático agrega al jugador en jugadores frecuentes siempre y cuando la lista </text:p>
      <text:p text:style-name="P3"><text:tab/>sea menor igual a 10</text:p>
      <text:p text:style-name="P3"><text:tab/></text:p>
      <text:p text:style-name="P10">FORMA</text:p>
      <text:p text:style-name="P10"/>
      <text:p text:style-name="P10"><text:tab/><text:span text:style-name="T2">El jugador </text:span>que<text:span text:style-name="T2"> tiene una forma de juego estánda</text:span>r tiene la plaza asegurada</text:p>
      <text:p text:style-name="P10"><text:tab/>El jugador con forma solidaria juega si no hay otro jugador</text:p>
      <text:p text:style-name="P10"><text:tab/>El jugador que se suscribe puede reemplazar el puesto del primer jugador solidario de la lista de <text:tab/>jugadores del partido</text:p>
      <text:p text:style-name="P4"><text:tab/><text:span text:style-name="T5">Si todos los jugadores (10) son jugadores frecuentes con plaza asegurada no se acepta <text:tab/>suscripción</text:span></text:p>
      <text:p text:style-name="P4"><text:tab/><text:span text:style-name="T6">El jugador elige la forma de juego al suscribirse</text:span></text:p>
      <text:p text:style-name="P4"><text:soft-page-break/><text:tab/><text:span text:style-name="T6">Un jugador penalizado solo puede escoger la forma solidaria</text:span></text:p>
      <text:p text:style-name="P4"/>
      <text:p text:style-name="P4"/>
      <text:p text:style-name="P4"/>
      <text:p text:style-name="P9">INFRACCIONES</text:p>
      <text:p text:style-name="P3"/>
      <text:p text:style-name="P1"><text:tab/><text:span text:style-name="T5">El sistema penaliza al jugador si en los ultimos 10 partidos jugados ha tenido 2 o mas <text:tab/>infracciones.</text:span></text:p>
      <text:p text:style-name="P1"><text:tab/><text:span text:style-name="T5">El administrador puede aplicar o eliminar infracciones</text:span></text:p>
      <text:p text:style-name="P1"><text:tab/><text:span text:style-name="T6">Verificar infracciones cada vez que se sanciona garantizando la participacion correcta</text:span></text:p>
      <text:p text:style-name="P1"/>
      <text:p text:style-name="P5"><text:bookmark-end text:name="__DdeLink__218_13342434"/></text:p>
      <text:p text:style-name="P6"/>
      <text:p text:style-name="P6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9:02:22.526785174</meta:creation-date>
    <dc:date>2024-06-23T14:55:01.028016741</dc:date>
    <meta:editing-duration>PT4H2M7S</meta:editing-duration>
    <meta:editing-cycles>7</meta:editing-cycles>
    <meta:generator>LibreOffice/24.2.3.2$Linux_X86_64 LibreOffice_project/420$Build-2</meta:generator>
    <meta:document-statistic meta:table-count="0" meta:image-count="0" meta:object-count="0" meta:page-count="2" meta:paragraph-count="38" meta:word-count="379" meta:character-count="2405" meta:non-whitespace-character-count="2016"/>
  </office:meta>
</office:document-meta>
</file>